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officeooo:rsid="00040daa" officeooo:paragraph-rsid="00040daa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fr" fo:country="FR" officeooo:rsid="00040daa" officeooo:paragraph-rsid="00040daa"/>
    </style:style>
    <style:style style:name="P3" style:family="paragraph" style:parent-style-name="Standard">
      <style:text-properties fo:language="fr" fo:country="FR" officeooo:rsid="00042a44" officeooo:paragraph-rsid="00042a44"/>
    </style:style>
    <style:style style:name="P4" style:family="paragraph" style:parent-style-name="Standard">
      <style:text-properties fo:language="fr" fo:country="FR" officeooo:rsid="00042a44" officeooo:paragraph-rsid="0009dd49"/>
    </style:style>
    <style:style style:name="P5" style:family="paragraph" style:parent-style-name="Standard">
      <style:text-properties fo:language="fr" fo:country="FR" officeooo:rsid="000545b1" officeooo:paragraph-rsid="0006b2b1"/>
    </style:style>
    <style:style style:name="P6" style:family="paragraph" style:parent-style-name="Standard">
      <style:text-properties fo:language="fr" fo:country="FR" officeooo:rsid="0006b2b1" officeooo:paragraph-rsid="0006b2b1"/>
    </style:style>
    <style:style style:name="P7" style:family="paragraph" style:parent-style-name="Standard">
      <style:text-properties fo:language="fr" fo:country="FR" officeooo:rsid="00085b01" officeooo:paragraph-rsid="00085b01"/>
    </style:style>
    <style:style style:name="P8" style:family="paragraph" style:parent-style-name="Standard">
      <style:text-properties fo:language="fr" fo:country="FR" officeooo:rsid="000b11d9" officeooo:paragraph-rsid="000b11d9"/>
    </style:style>
    <style:style style:name="P9" style:family="paragraph" style:parent-style-name="Standard">
      <style:paragraph-properties fo:text-align="center" style:justify-single-word="false"/>
      <style:text-properties fo:font-size="9pt" fo:language="fr" fo:country="FR" fo:font-style="italic" officeooo:rsid="00040daa" officeooo:paragraph-rsid="00040daa" style:font-size-asian="9pt" style:font-style-asian="italic" style:font-size-complex="9pt" style:font-style-complex="italic"/>
    </style:style>
    <style:style style:name="P10" style:family="paragraph" style:parent-style-name="Standard">
      <style:text-properties fo:color="#000080" fo:language="fr" fo:country="FR" officeooo:rsid="0006b2b1" officeooo:paragraph-rsid="0006b2b1"/>
    </style:style>
    <style:style style:name="P11" style:family="paragraph" style:parent-style-name="Standard">
      <style:text-properties fo:color="#000080" fo:language="fr" fo:country="FR" fo:font-weight="bold" officeooo:rsid="0006b2b1" officeooo:paragraph-rsid="0006b2b1" style:font-weight-asian="bold" style:font-weight-complex="bold"/>
    </style:style>
    <style:style style:name="T1" style:family="text">
      <style:text-properties officeooo:rsid="00042a44"/>
    </style:style>
    <style:style style:name="T2" style:family="text">
      <style:text-properties officeooo:rsid="0004dc8a"/>
    </style:style>
    <style:style style:name="T3" style:family="text">
      <style:text-properties officeooo:rsid="000545b1"/>
    </style:style>
    <style:style style:name="T4" style:family="text">
      <style:text-properties officeooo:rsid="0006b2b1"/>
    </style:style>
    <style:style style:name="T5" style:family="text">
      <style:text-properties fo:color="#ff00ff"/>
    </style:style>
    <style:style style:name="T6" style:family="text">
      <style:text-properties fo:color="#ff00ff" officeooo:rsid="00085b01"/>
    </style:style>
    <style:style style:name="T7" style:family="text">
      <style:text-properties fo:color="#8000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9dd49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fo:font-weight="bold" officeooo:rsid="0009dd49" style:font-weight-asian="bold" style:font-weight-complex="bold"/>
    </style:style>
    <style:style style:name="T12" style:family="text">
      <style:text-properties fo:color="#ff0000" officeooo:rsid="0009dd49"/>
    </style:style>
    <style:style style:name="T13" style:family="text">
      <style:text-properties officeooo:rsid="000cffbf"/>
    </style:style>
    <style:style style:name="T14" style:family="text">
      <style:text-properties fo:color="#2323dc" officeooo:rsid="000cffbf"/>
    </style:style>
    <style:style style:name="T15" style:family="text">
      <style:text-properties fo:color="#000080" officeooo:rsid="000cf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j'ai fais fonctionner la publication sur facebook via Python</text:p>
      <text:p text:style-name="P9">Une <text:span text:style-name="T1">œuvre</text:span> complète par Quentin Girod</text:p>
      <text:p text:style-name="P2"/>
      <text:p text:style-name="P2"/>
      <text:p text:style-name="P3">Tout d'abord il est nécessaire de créer sa propre application facebook via <text:a xlink:type="simple" xlink:href="https://developers.facebook.com/">https://developers.facebook.com/</text:a> </text:p>
      <text:p text:style-name="P3">Après s'être enregistré comme développeur (nécessite un numéro de téléphone), dans l'onglet « My Apps », sélectionner Add a new App.</text:p>
      <text:p text:style-name="P3"/>
      <text:p text:style-name="P4">Cette application disposera d'un <text:span text:style-name="T11">ACCESS_TOKEN</text:span> <text:span text:style-name="T2">que l'on trouvera dans l'onglet « Tool &amp; support → Access Token Debugger ». De la forme : </text:span></text:p>
      <text:p text:style-name="P4"><text:span text:style-name="Source_20_Text"><text:span text:style-name="T3">[APP ID]</text:span></text:span><text:span text:style-name="Source_20_Text">|1ds__S2_N7gIig2THoH</text:span><text:span text:style-name="Source_20_Text"><text:span text:style-name="T3">xxxxxxxx</text:span></text:span></text:p>
      <text:p text:style-name="P3"/>
      <text:p text:style-name="P7">Il sera également nécessaire de connaître l'<text:span text:style-name="T10">ID_USER</text:span> du compte ou de la page facebook qui devra poster. Pour cela, rendez-vous sur la page d'accueil du journal <text:span text:style-name="T9">ou de la page, et remplacer le « www » dans l'URL par « graph ». La première ligne d'information contient l'id qui nous intéresse.</text:span></text:p>
      <text:p text:style-name="P5"/>
      <text:p text:style-name="P5">Ensuite, l'utilisateur devra permettre à l'application de publier pour lui. Pour cela, <text:span text:style-name="T4">il devra se rendre sur </text:span><text:a xlink:type="simple" xlink:href="https://developers.facebook.com/tools/explorer"><text:span text:style-name="T4">https://developers.facebook.com/tools/explorer</text:span></text:a><text:span text:style-name="T4"> puis sélectionner l'application en question (µRSS dans mon cas), puis appuyer sur le bouton « Get Access Token ». Puis, dans l'onglet « Extended Permissions », cocher « publish_actions ».</text:span></text:p>
      <text:p text:style-name="P5"/>
      <text:p text:style-name="P6">Une pop-up demande de confirmer si l'application peut avoir accès à nos informations. Après avoir accpeter, il suffit de coder à l'aide de la librairie facebook-sdk pour Python. (<text:a xlink:type="simple" xlink:href="https://github.com/pythonforfacebook/facebook-sdk">https://github.com/pythonforfacebook/facebook-sdk</text:a>).</text:p>
      <text:p text:style-name="P6"/>
      <text:p text:style-name="P6">Code :</text:p>
      <text:p text:style-name="P11">#!/usr/local/bin/python</text:p>
      <text:p text:style-name="P10"># -*- coding: utf-8 -*-</text:p>
      <text:p text:style-name="P6"><text:span text:style-name="T7">import</text:span> feedparser</text:p>
      <text:p text:style-name="P6"><text:span text:style-name="T7">import</text:span> os</text:p>
      <text:p text:style-name="P6"><text:span text:style-name="T7">import</text:span> time</text:p>
      <text:p text:style-name="P6"><text:span text:style-name="T7">import</text:span> sys</text:p>
      <text:p text:style-name="P6">sys.path.append(<text:span text:style-name="T5">'/usr/local/lib/python2.7/dist-packages/'</text:span>)</text:p>
      <text:p text:style-name="P6"><text:span text:style-name="T7">import</text:span> facebook</text:p>
      <text:p text:style-name="P6"></text:p>
      <text:p text:style-name="P6">token = <text:span text:style-name="T5">'</text:span><text:span text:style-name="T6">ACCESS_TOKEN</text:span><text:span text:style-name="T5">'</text:span></text:p>
      <text:p text:style-name="P6"></text:p>
      <text:p text:style-name="P6">graph = facebook.GraphAPI(token)</text:p>
      <text:p text:style-name="P6">profile = graph.get_object(<text:span text:style-name="T5">'</text:span><text:span text:style-name="T6">ID_USER</text:span><text:span text:style-name="T5">'</text:span>)<text:tab/><text:span text:style-name="T15">#Permet de récupérer les infos du profil</text:span></text:p>
      <text:p text:style-name="P6"></text:p>
      <text:p text:style-name="P6">graph.put_object(<text:span text:style-name="T5">'</text:span><text:span text:style-name="T6">ID_USER</text:span><text:span text:style-name="T5">'</text:span>, <text:span text:style-name="T5">"feed"</text:span>, message=<text:span text:style-name="T5">"Message de test </text:span><text:span text:style-name="T6">é</text:span><text:span text:style-name="T5">cris à partir d'une API python"</text:span>)</text:p>
      <text:p text:style-name="P6"/>
      <text:p text:style-name="P6"/>
      <text:p text:style-name="P8">Achievment unlocked : « Quentin est content »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5-01-20T14:04:38.944601379</meta:creation-date>
    <dc:date>2015-01-20T14:46:18.152723629</dc:date>
    <dc:creator>Quentin </dc:creator>
    <meta:editing-duration>PT15M12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26" meta:word-count="257" meta:character-count="1836" meta:non-whitespace-character-count="1586"/>
  </office:meta>
</office:document-meta>
</file>